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ce4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" table:style-name="ta1">
        <table:shapes>
          <draw:frame draw:z-index="0" draw:style-name="gr1" draw:text-style-name="P1" svg:width="159.99mm" svg:height="89.99mm" svg:x="12.72mm" svg:y="92.64mm">
            <draw:object draw:notify-on-update-of-ranges="Insert.H2:Insert.H4 Insert.I1:Insert.I1 Insert.I2:Insert.I4 Insert.J1:Insert.J1 Insert.J2:Insert.J4 Insert.K1:Insert.K1 Insert.K2:Insert.K4 Insert.L1:Insert.L1 Insert.L2:Insert.L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6 meses</text:p>
          </table:table-cell>
          <table:table-cell office:value-type="float" office:value="1537.44318605125" calcext:value-type="float">
            <text:p>1537,4431860513</text:p>
          </table:table-cell>
          <table:table-cell office:value-type="float" office:value="1682.24115927988" calcext:value-type="float">
            <text:p>1682,2411592799</text:p>
          </table:table-cell>
          <table:table-cell office:value-type="float" office:value="1635.26894668488" calcext:value-type="float">
            <text:p>1635,2689466849</text:p>
          </table:table-cell>
          <table:table-cell office:value-type="float" office:value="1589.497032967" calcext:value-type="float">
            <text:p>1589,497032967</text:p>
          </table:table-cell>
          <table:table-cell table:number-columns-repeated="2"/>
          <table:table-cell office:value-type="string" calcext:value-type="string">
            <text:p>6 meses</text:p>
          </table:table-cell>
          <table:table-cell table:style-name="ce2" table:formula="of:=[.B2]/86400" office:value-type="time" office:time-value="PT00H25M37.443186051S" calcext:value-type="time">
            <text:p>25m37s</text:p>
          </table:table-cell>
          <table:table-cell table:style-name="ce2" table:formula="of:=[.C2]/86400" office:value-type="time" office:time-value="PT00H28M02.24115928S" calcext:value-type="time">
            <text:p>28m02s</text:p>
          </table:table-cell>
          <table:table-cell table:style-name="ce2" table:formula="of:=[.D2]/86400" office:value-type="time" office:time-value="PT00H27M15.268946685S" calcext:value-type="time">
            <text:p>27m15s</text:p>
          </table:table-cell>
          <table:table-cell table:style-name="ce2" table:formula="of:=[.E2]/86400" office:value-type="time" office:time-value="PT00H26M29.497032967S" calcext:value-type="time">
            <text:p>26m29s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office:value-type="float" office:value="3078.54509966887" calcext:value-type="float">
            <text:p>3078,5450996689</text:p>
          </table:table-cell>
          <table:table-cell office:value-type="float" office:value="3324.66978752612" calcext:value-type="float">
            <text:p>3324,6697875261</text:p>
          </table:table-cell>
          <table:table-cell office:value-type="float" office:value="3255.58778655775" calcext:value-type="float">
            <text:p>3255,5877865578</text:p>
          </table:table-cell>
          <table:table-cell office:value-type="float" office:value="3142.38307902787" calcext:value-type="float">
            <text:p>3142,3830790279</text:p>
          </table:table-cell>
          <table:table-cell table:number-columns-repeated="2"/>
          <table:table-cell office:value-type="string" calcext:value-type="string">
            <text:p>1 ano</text:p>
          </table:table-cell>
          <table:table-cell table:style-name="ce2" table:formula="of:=[.B3]/86400" office:value-type="time" office:time-value="PT00H51M18.545099669S" calcext:value-type="time">
            <text:p>51m19s</text:p>
          </table:table-cell>
          <table:table-cell table:style-name="ce2" table:formula="of:=[.C3]/86400" office:value-type="time" office:time-value="PT00H55M24.669787526S" calcext:value-type="time">
            <text:p>55m25s</text:p>
          </table:table-cell>
          <table:table-cell table:style-name="ce2" table:formula="of:=[.D3]/86400" office:value-type="time" office:time-value="PT00H54M15.587786558S" calcext:value-type="time">
            <text:p>54m16s</text:p>
          </table:table-cell>
          <table:table-cell table:style-name="ce2" table:formula="of:=[.E3]/86400" office:value-type="time" office:time-value="PT00H52M22.383079028S" calcext:value-type="time">
            <text:p>52m22s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office:value-type="float" office:value="6292.684868085" calcext:value-type="float">
            <text:p>6292,684868085</text:p>
          </table:table-cell>
          <table:table-cell office:value-type="float" office:value="7157.47864262588" calcext:value-type="float">
            <text:p>7157,4786426259</text:p>
          </table:table-cell>
          <table:table-cell office:value-type="float" office:value="6416.79139974625" calcext:value-type="float">
            <text:p>6416,7913997463</text:p>
          </table:table-cell>
          <table:table-cell office:value-type="float" office:value="6236.21593559038" calcext:value-type="float">
            <text:p>6236,2159355904</text:p>
          </table:table-cell>
          <table:table-cell table:number-columns-repeated="2"/>
          <table:table-cell office:value-type="string" calcext:value-type="string">
            <text:p>2 anos</text:p>
          </table:table-cell>
          <table:table-cell table:style-name="ce3" table:formula="of:=[.B4]/86400" office:value-type="time" office:time-value="PT01H44M52.684868085S" calcext:value-type="time">
            <text:p>01h44m53s</text:p>
          </table:table-cell>
          <table:table-cell table:style-name="ce3" table:formula="of:=[.C4]/86400" office:value-type="time" office:time-value="PT01H59M17.478642626S" calcext:value-type="time">
            <text:p>01h59m17s</text:p>
          </table:table-cell>
          <table:table-cell table:style-name="ce3" table:formula="of:=[.D4]/86400" office:value-type="time" office:time-value="PT01H46M56.791399746S" calcext:value-type="time">
            <text:p>01h46m57s</text:p>
          </table:table-cell>
          <table:table-cell table:style-name="ce3" table:formula="of:=[.E4]/86400" office:value-type="time" office:time-value="PT01H43M56.21593559S" calcext:value-type="time">
            <text:p>01h43m56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 meses</text:p>
          </table:table-cell>
          <table:table-cell/>
          <table:table-cell table:style-name="ce1" table:formula="of:=([.C2]-[.B2])/[.B2]" office:value-type="percentage" office:value="0.0941810237557639" calcext:value-type="percentage">
            <text:p>9,42%</text:p>
          </table:table-cell>
          <table:table-cell table:style-name="ce1" table:formula="of:=([.D2]-[.C2])/[.C2]" office:value-type="percentage" office:value="-0.0279224012180915" calcext:value-type="percentage">
            <text:p>-2,79%</text:p>
          </table:table-cell>
          <table:table-cell table:style-name="ce1" table:formula="of:=([.E2]-[.D2])/[.D2]" office:value-type="percentage" office:value="-0.0279904500178222" calcext:value-type="percentage">
            <text:p>-2,80%</text:p>
          </table:table-cell>
          <table:table-cell table:style-name="ce1" table:formula="of:=AVERAGE([.D6:.E6])" office:value-type="percentage" office:value="-0.0279564256179569" calcext:value-type="percentage">
            <text:p>-2,8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ano</text:p>
          </table:table-cell>
          <table:table-cell/>
          <table:table-cell table:style-name="ce1" table:formula="of:=([.C3]-[.B3])/[.B3]" office:value-type="percentage" office:value="0.0799483781750423" calcext:value-type="percentage">
            <text:p>7,99%</text:p>
          </table:table-cell>
          <table:table-cell table:style-name="ce1" table:formula="of:=([.D3]-[.C3])/[.C3]" office:value-type="percentage" office:value="-0.0207786052099249" calcext:value-type="percentage">
            <text:p>-2,08%</text:p>
          </table:table-cell>
          <table:table-cell table:style-name="ce1" table:formula="of:=([.E3]-[.D3])/[.D3]" office:value-type="percentage" office:value="-0.0347724327991707" calcext:value-type="percentage">
            <text:p>-3,48%</text:p>
          </table:table-cell>
          <table:table-cell table:style-name="ce1" table:formula="of:=AVERAGE([.D7:.E7])" office:value-type="percentage" office:value="-0.0277755190045478" calcext:value-type="percentage">
            <text:p>-2,7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anos</text:p>
          </table:table-cell>
          <table:table-cell/>
          <table:table-cell table:style-name="ce1" table:formula="of:=([.C4]-[.B4])/[.B4]" office:value-type="percentage" office:value="0.137428425651332" calcext:value-type="percentage">
            <text:p>13,74%</text:p>
          </table:table-cell>
          <table:table-cell table:style-name="ce1" table:formula="of:=([.D4]-[.C4])/[.C4]" office:value-type="percentage" office:value="-0.103484380444884" calcext:value-type="percentage">
            <text:p>-10,35%</text:p>
          </table:table-cell>
          <table:table-cell table:style-name="ce1" table:formula="of:=([.E4]-[.D4])/[.D4]" office:value-type="percentage" office:value="-0.0281410837452206" calcext:value-type="percentage">
            <text:p>-2,81%</text:p>
          </table:table-cell>
          <table:table-cell table:style-name="ce1" table:formula="of:=AVERAGE([.D8:.E8])" office:value-type="percentage" office:value="-0.0658127320950524" calcext:value-type="percentage">
            <text:p>-6,58%</text:p>
          </table:table-cell>
          <table:table-cell table:number-columns-repeated="6"/>
        </table:table-row>
      </table:table>
      <table:table table:name="Select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gregaçã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 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2"/>
          <table:table-cell office:value-type="string" calcext:value-type="string">
            <text:p>1CM</text:p>
          </table:table-cell>
          <table:table-cell office:value-type="string" calcext:value-type="string">
            <text:p>2CM 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6 meses</text:p>
          </table:table-cell>
          <table:table-cell office:value-type="float" office:value="64.346260700625" calcext:value-type="float">
            <text:p>64,3462607006</text:p>
          </table:table-cell>
          <table:table-cell office:value-type="float" office:value="103.304596388625" calcext:value-type="float">
            <text:p>103,3045963886</text:p>
          </table:table-cell>
          <table:table-cell office:value-type="float" office:value="159.047932336375" calcext:value-type="float">
            <text:p>159,0479323364</text:p>
          </table:table-cell>
          <table:table-cell office:value-type="float" office:value="180.814460426375" calcext:value-type="float">
            <text:p>180,8144604264</text:p>
          </table:table-cell>
          <table:table-cell/>
          <table:table-cell office:value-type="string" calcext:value-type="string">
            <text:p>6 meses</text:p>
          </table:table-cell>
          <table:table-cell table:style-name="ce2" table:formula="of:=[.B3]/86400" office:value-type="time" office:time-value="PT00H01M04.346260701S" calcext:value-type="time">
            <text:p>01m04s</text:p>
          </table:table-cell>
          <table:table-cell table:style-name="ce2" table:formula="of:=[.C3]/86400" office:value-type="time" office:time-value="PT00H01M43.304596389S" calcext:value-type="time">
            <text:p>01m43s</text:p>
          </table:table-cell>
          <table:table-cell table:style-name="ce2" table:formula="of:=[.D3]/86400" office:value-type="time" office:time-value="PT00H02M39.047932336S" calcext:value-type="time">
            <text:p>02m39s</text:p>
          </table:table-cell>
          <table:table-cell table:style-name="ce2" table:formula="of:=[.E3]/86400" office:value-type="time" office:time-value="PT00H03M00.814460426S" calcext:value-type="time">
            <text:p>03m01s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office:value-type="float" office:value="120.739616349375" calcext:value-type="float">
            <text:p>120,7396163494</text:p>
          </table:table-cell>
          <table:table-cell office:value-type="float" office:value="193.012110287" calcext:value-type="float">
            <text:p>193,012110287</text:p>
          </table:table-cell>
          <table:table-cell office:value-type="float" office:value="300.35250171825" calcext:value-type="float">
            <text:p>300,3525017183</text:p>
          </table:table-cell>
          <table:table-cell office:value-type="float" office:value="569.058118325125" calcext:value-type="float">
            <text:p>569,0581183251</text:p>
          </table:table-cell>
          <table:table-cell/>
          <table:table-cell office:value-type="string" calcext:value-type="string">
            <text:p>1 ano</text:p>
          </table:table-cell>
          <table:table-cell table:style-name="ce2" table:formula="of:=[.B4]/86400" office:value-type="time" office:time-value="PT00H02M00.739616349S" calcext:value-type="time">
            <text:p>02m01s</text:p>
          </table:table-cell>
          <table:table-cell table:style-name="ce2" table:formula="of:=[.C4]/86400" office:value-type="time" office:time-value="PT00H03M13.012110287S" calcext:value-type="time">
            <text:p>03m13s</text:p>
          </table:table-cell>
          <table:table-cell table:style-name="ce2" table:formula="of:=[.D4]/86400" office:value-type="time" office:time-value="PT00H05M00.352501718S" calcext:value-type="time">
            <text:p>05m00s</text:p>
          </table:table-cell>
          <table:table-cell table:style-name="ce2" table:formula="of:=[.E4]/86400" office:value-type="time" office:time-value="PT00H09M29.058118325S" calcext:value-type="time">
            <text:p>09m29s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office:value-type="float" office:value="242.19994202925" calcext:value-type="float">
            <text:p>242,1999420293</text:p>
          </table:table-cell>
          <table:table-cell office:value-type="float" office:value="682.340138836125" calcext:value-type="float">
            <text:p>682,3401388361</text:p>
          </table:table-cell>
          <table:table-cell office:value-type="float" office:value="672.573949614" calcext:value-type="float">
            <text:p>672,573949614</text:p>
          </table:table-cell>
          <table:table-cell office:value-type="float" office:value="569.058118325125" calcext:value-type="float">
            <text:p>569,0581183251</text:p>
          </table:table-cell>
          <table:table-cell/>
          <table:table-cell office:value-type="string" calcext:value-type="string">
            <text:p>2 anos</text:p>
          </table:table-cell>
          <table:table-cell table:style-name="ce2" table:formula="of:=[.B5]/86400" office:value-type="time" office:time-value="PT00H04M02.199942029S" calcext:value-type="time">
            <text:p>04m02s</text:p>
          </table:table-cell>
          <table:table-cell table:style-name="ce2" table:formula="of:=[.C5]/86400" office:value-type="time" office:time-value="PT00H11M22.340138836S" calcext:value-type="time">
            <text:p>11m22s</text:p>
          </table:table-cell>
          <table:table-cell table:style-name="ce2" table:formula="of:=[.D5]/86400" office:value-type="time" office:time-value="PT00H11M12.573949614S" calcext:value-type="time">
            <text:p>11m13s</text:p>
          </table:table-cell>
          <table:table-cell table:style-name="ce2" table:formula="of:=[.E5]/86400" office:value-type="time" office:time-value="PT00H09M29.058118325S" calcext:value-type="time">
            <text:p>09m29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usc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 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2"/>
          <table:table-cell office:value-type="string" calcext:value-type="string">
            <text:p>1CM</text:p>
          </table:table-cell>
          <table:table-cell office:value-type="string" calcext:value-type="string">
            <text:p>2CM 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6 meses</text:p>
          </table:table-cell>
          <table:table-cell office:value-type="float" office:value="0.011231202875" calcext:value-type="float">
            <text:p>0,0112312029</text:p>
          </table:table-cell>
          <table:table-cell office:value-type="float" office:value="0.01877818825" calcext:value-type="float">
            <text:p>0,0187781883</text:p>
          </table:table-cell>
          <table:table-cell office:value-type="float" office:value="0.032629039375" calcext:value-type="float">
            <text:p>0,0326290394</text:p>
          </table:table-cell>
          <table:table-cell office:value-type="float" office:value="0.03762832775" calcext:value-type="float">
            <text:p>0,0376283278</text:p>
          </table:table-cell>
          <table:table-cell/>
          <table:table-cell office:value-type="string" calcext:value-type="string">
            <text:p>6 meses</text:p>
          </table:table-cell>
          <table:table-cell table:style-name="ce4" table:formula="of:=[.B10]/86400" office:value-type="time" office:time-value="PT00H00M00.011231203S" calcext:value-type="time">
            <text:p>0,0112s</text:p>
          </table:table-cell>
          <table:table-cell table:style-name="ce4" table:formula="of:=[.C10]/86400" office:value-type="time" office:time-value="PT00H00M00.018778188S" calcext:value-type="time">
            <text:p>0,0188s</text:p>
          </table:table-cell>
          <table:table-cell table:style-name="ce4" table:formula="of:=[.D10]/86400" office:value-type="time" office:time-value="PT00H00M00.032629039S" calcext:value-type="time">
            <text:p>0,0326s</text:p>
          </table:table-cell>
          <table:table-cell table:style-name="ce4" table:formula="of:=[.E10]/86400" office:value-type="time" office:time-value="PT00H00M00.037628328S" calcext:value-type="time">
            <text:p>0,0376s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office:value-type="float" office:value="0.084373256" calcext:value-type="float">
            <text:p>0,084373256</text:p>
          </table:table-cell>
          <table:table-cell office:value-type="float" office:value="0.0398881315" calcext:value-type="float">
            <text:p>0,0398881315</text:p>
          </table:table-cell>
          <table:table-cell office:value-type="float" office:value="0.0463299655" calcext:value-type="float">
            <text:p>0,0463299655</text:p>
          </table:table-cell>
          <table:table-cell office:value-type="float" office:value="0.057884604625" calcext:value-type="float">
            <text:p>0,0578846046</text:p>
          </table:table-cell>
          <table:table-cell/>
          <table:table-cell office:value-type="string" calcext:value-type="string">
            <text:p>1 ano</text:p>
          </table:table-cell>
          <table:table-cell table:style-name="ce4" table:formula="of:=[.B11]/86400" office:value-type="time" office:time-value="PT00H00M00.084373256S" calcext:value-type="time">
            <text:p>0,0844s</text:p>
          </table:table-cell>
          <table:table-cell table:style-name="ce4" table:formula="of:=[.C11]/86400" office:value-type="time" office:time-value="PT00H00M00.039888132S" calcext:value-type="time">
            <text:p>0,0399s</text:p>
          </table:table-cell>
          <table:table-cell table:style-name="ce4" table:formula="of:=[.D11]/86400" office:value-type="time" office:time-value="PT00H00M00.046329966S" calcext:value-type="time">
            <text:p>0,0463s</text:p>
          </table:table-cell>
          <table:table-cell table:style-name="ce4" table:formula="of:=[.E11]/86400" office:value-type="time" office:time-value="PT00H00M00.057884605S" calcext:value-type="time">
            <text:p>0,0579s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office:value-type="float" office:value="0.225297434625" calcext:value-type="float">
            <text:p>0,2252974346</text:p>
          </table:table-cell>
          <table:table-cell office:value-type="float" office:value="0.249225588" calcext:value-type="float">
            <text:p>0,249225588</text:p>
          </table:table-cell>
          <table:table-cell office:value-type="float" office:value="0.112101479875" calcext:value-type="float">
            <text:p>0,1121014799</text:p>
          </table:table-cell>
          <table:table-cell office:value-type="float" office:value="0.057884604625" calcext:value-type="float">
            <text:p>0,0578846046</text:p>
          </table:table-cell>
          <table:table-cell/>
          <table:table-cell office:value-type="string" calcext:value-type="string">
            <text:p>2 anos</text:p>
          </table:table-cell>
          <table:table-cell table:style-name="ce4" table:formula="of:=[.B12]/86400" office:value-type="time" office:time-value="PT00H00M00.225297435S" calcext:value-type="time">
            <text:p>0,2253s</text:p>
          </table:table-cell>
          <table:table-cell table:style-name="ce4" table:formula="of:=[.C12]/86400" office:value-type="time" office:time-value="PT00H00M00.249225588S" calcext:value-type="time">
            <text:p>0,2492s</text:p>
          </table:table-cell>
          <table:table-cell table:style-name="ce4" table:formula="of:=[.D12]/86400" office:value-type="time" office:time-value="PT00H00M00.11210148S" calcext:value-type="time">
            <text:p>0,1121s</text:p>
          </table:table-cell>
          <table:table-cell table:style-name="ce4" table:formula="of:=[.E12]/86400" office:value-type="time" office:time-value="PT00H00M00.057884605S" calcext:value-type="time">
            <text:p>0,0579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table:formula="of:=([.C3]-[.B3])/[.B3]" office:value-type="percentage" office:value="0.6054483238623" calcext:value-type="percentage">
            <text:p>60,54%</text:p>
          </table:table-cell>
          <table:table-cell table:style-name="ce1" table:formula="of:=([.D3]-[.C3])/[.C3]" office:value-type="percentage" office:value="0.539601701148391" calcext:value-type="percentage">
            <text:p>53,96%</text:p>
          </table:table-cell>
          <table:table-cell table:style-name="ce1" table:formula="of:=([.E3]-[.D3])/[.D3]" office:value-type="percentage" office:value="0.136855146560254" calcext:value-type="percentage">
            <text:p>13,69%</text:p>
          </table:table-cell>
          <table:table-cell table:style-name="ce1" table:formula="of:=AVERAGE([.D14:.E14])" office:value-type="percentage" office:value="0.338228423854323" calcext:value-type="percentage">
            <text:p>33,82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([.C4]-[.B4])/[.B4]" office:value-type="percentage" office:value="0.59858144429162" calcext:value-type="percentage">
            <text:p>59,86%</text:p>
          </table:table-cell>
          <table:table-cell table:style-name="ce1" table:formula="of:=([.D4]-[.C4])/[.C4]" office:value-type="percentage" office:value="0.556132935242456" calcext:value-type="percentage">
            <text:p>55,61%</text:p>
          </table:table-cell>
          <table:table-cell table:style-name="ce1" table:formula="of:=([.E4]-[.D4])/[.D4]" office:value-type="percentage" office:value="0.894634188394203" calcext:value-type="percentage">
            <text:p>89,46%</text:p>
          </table:table-cell>
          <table:table-cell table:style-name="ce1" table:formula="of:=AVERAGE([.D15:.E15])" office:value-type="percentage" office:value="0.72538356181833" calcext:value-type="percentage">
            <text:p>72,54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([.C5]-[.B5])/[.B5]" office:value-type="percentage" office:value="1.81725971162173" calcext:value-type="percentage">
            <text:p>181,73%</text:p>
          </table:table-cell>
          <table:table-cell table:style-name="ce1" table:formula="of:=([.D5]-[.C5])/[.C5]" office:value-type="percentage" office:value="-0.0143127872248338" calcext:value-type="percentage">
            <text:p>-1,43%</text:p>
          </table:table-cell>
          <table:table-cell table:style-name="ce1" table:formula="of:=([.E5]-[.D5])/[.D5]" office:value-type="percentage" office:value="-0.153909962388945" calcext:value-type="percentage">
            <text:p>-15,39%</text:p>
          </table:table-cell>
          <table:table-cell table:style-name="ce1" table:formula="of:=AVERAGE([.D16:.E16])" office:value-type="percentage" office:value="-0.0841113748068895" calcext:value-type="percentage">
            <text:p>-8,41%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 table:formula="of:=([.C10]-[.B10])/[.B10]" office:value-type="percentage" office:value="0.671965902405622" calcext:value-type="percentage">
            <text:p>67,20%</text:p>
          </table:table-cell>
          <table:table-cell table:style-name="ce1" table:formula="of:=([.D10]-[.C10])/[.C10]" office:value-type="percentage" office:value="0.737603167068048" calcext:value-type="percentage">
            <text:p>73,76%</text:p>
          </table:table-cell>
          <table:table-cell table:style-name="ce1" table:formula="of:=([.E10]-[.D10])/[.D10]" office:value-type="percentage" office:value="0.153215922710565" calcext:value-type="percentage">
            <text:p>15,32%</text:p>
          </table:table-cell>
          <table:table-cell table:style-name="ce1" table:formula="of:=AVERAGE([.D19:.E19])" office:value-type="percentage" office:value="0.445409544889307" calcext:value-type="percentage">
            <text:p>44,54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([.C11]-[.B11])/[.B11]" office:value-type="percentage" office:value="-0.527242003082114" calcext:value-type="percentage">
            <text:p>-52,72%</text:p>
          </table:table-cell>
          <table:table-cell table:style-name="ce1" table:formula="of:=([.D11]-[.C11])/[.C11]" office:value-type="percentage" office:value="0.161497512110839" calcext:value-type="percentage">
            <text:p>16,15%</text:p>
          </table:table-cell>
          <table:table-cell table:style-name="ce1" table:formula="of:=([.E11]-[.D11])/[.D11]" office:value-type="percentage" office:value="0.249398828604783" calcext:value-type="percentage">
            <text:p>24,94%</text:p>
          </table:table-cell>
          <table:table-cell table:style-name="ce1" table:formula="of:=AVERAGE([.D20:.E20])" office:value-type="percentage" office:value="0.205448170357811" calcext:value-type="percentage">
            <text:p>20,54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([.C12]-[.B12])/[.B12]" office:value-type="percentage" office:value="0.106206950002905" calcext:value-type="percentage">
            <text:p>10,62%</text:p>
          </table:table-cell>
          <table:table-cell table:style-name="ce1" table:formula="of:=([.D12]-[.C12])/[.C12]" office:value-type="percentage" office:value="-0.550200760786248" calcext:value-type="percentage">
            <text:p>-55,02%</text:p>
          </table:table-cell>
          <table:table-cell table:style-name="ce1" table:formula="of:=([.E12]-[.D12])/[.D12]" office:value-type="percentage" office:value="-0.483641030523907" calcext:value-type="percentage">
            <text:p>-48,36%</text:p>
          </table:table-cell>
          <table:table-cell table:style-name="ce1" table:formula="of:=AVERAGE([.D21:.E21])" office:value-type="percentage" office:value="-0.516920895655078" calcext:value-type="percentage">
            <text:p>-51,69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date-style style:name="N108">
      <number:month number:textual="true"/>
      <number:text>:</number:text>
      <number:seconds number:style="long"/>
      <number:seconds/>
    </number:date-style>
    <number:time-style style:name="N109">
      <number:minutes number:style="long"/>
      <number:text>m</number:text>
      <number:seconds number:style="long"/>
      <number:text>s</number:text>
    </number:time-style>
    <number:time-style style:name="N110">
      <number:hours number:style="long"/>
      <number:text>h</number:text>
      <number:minutes number:style="long"/>
      <number:text>m</number:text>
      <number:seconds number:style="long"/>
      <number:text>s</number:text>
    </number:time-style>
    <number:time-style style:name="N111">
      <number:hours number:style="long"/>
      <number:text>h</number:text>
      <number:minutes number:style="long"/>
    </number:time-style>
    <number:time-style style:name="N112">
      <number:minutes number:style="long"/>
      <number:text>m</number:text>
      <number:seconds number:style="long" number:decimal-places="2"/>
      <number:text>s,</number:text>
    </number:time-style>
    <number:time-style style:name="N113">
      <number:seconds number:style="long" number:decimal-places="4"/>
      <number:text>sms</number:text>
    </number:time-style>
    <number:number-style style:name="N114">
      <number:number number:decimal-places="0" number:min-integer-digits="4"/>
      <number:text>ms</number:text>
    </number:number-style>
    <number:time-style style:name="N115">
      <number:seconds number:decimal-places="4"/>
      <number:text>s</number:text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2:25:04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9:56:31.898000000</meta:creation-date>
    <dc:date>2017-03-27T22:38:00.760000000</dc:date>
    <meta:editing-duration>PT1H50M9S</meta:editing-duration>
    <meta:editing-cycles>3</meta:editing-cycles>
    <meta:generator>LibreOffice/4.4.7.2$Windows_x86 LibreOffice_project/f3153a8b245191196a4b6b9abd1d0da16eead600</meta:generator>
    <meta:document-statistic meta:table-count="2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>
      <number:minutes number:style="long"/>
      <number:text>m</number:text>
      <number:seconds number:style="long"/>
      <number:text>s</number:text>
    </number:time-style>
    <number:time-style style:name="N111">
      <number:hours number:style="long"/>
      <number:text>h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0" chart:maximum="0.0833333333333333" chart:interval-major="0.0138888888888889" chart:interval-minor-divisor="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Insert.H2:Insert.L4 Insert.I1:Insert.L1" chart:data-source-has-labels="both" svg:x="0.32cm" svg:y="0.18cm" svg:width="13.891cm" svg:height="8.64cm">
          <chartooo:coordinate-region svg:x="1.497cm" svg:y="0.38cm" svg:width="12.714cm" svg:height="7.793cm"/>
          <chart:axis chart:dimension="x" chart:name="primary-x" chart:style-name="ch4" chartooo:axis-type="auto">
            <chartooo:date-scale/>
            <chart:categories table:cell-range-address="Insert.H2:Insert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.I2:Insert.I4" chart:label-cell-address="Insert.I1:Insert.I1" chart:class="chart:bar">
            <chart:data-point chart:repeated="3"/>
          </chart:series>
          <chart:series chart:style-name="ch8" chart:values-cell-range-address="Insert.J2:Insert.J4" chart:label-cell-address="Insert.J1:Insert.J1" chart:class="chart:bar">
            <chart:data-point chart:repeated="3"/>
          </chart:series>
          <chart:series chart:style-name="ch9" chart:values-cell-range-address="Insert.K2:Insert.K4" chart:label-cell-address="Insert.K1:Insert.K1" chart:class="chart:bar">
            <chart:data-point chart:repeated="3"/>
          </chart:series>
          <chart:series chart:style-name="ch10" chart:values-cell-range-address="Insert.L2:Insert.L4" chart:label-cell-address="Insert.L1:Insert.L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Insert.I1:Insert.I1</svg:desc>
                </draw:g>
              </table:table-cell>
              <table:table-cell office:value-type="string">
                <text:p>2CM</text:p>
                <draw:g>
                  <svg:desc>Insert.J1:Insert.J1</svg:desc>
                </draw:g>
              </table:table-cell>
              <table:table-cell office:value-type="string">
                <text:p>4CM</text:p>
                <draw:g>
                  <svg:desc>Insert.K1:Insert.K1</svg:desc>
                </draw:g>
              </table:table-cell>
              <table:table-cell office:value-type="string">
                <text:p>6CM</text:p>
                <draw:g>
                  <svg:desc>Insert.L1:Insert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Insert.H2:Insert.H4</svg:desc>
                </draw:g>
              </table:table-cell>
              <table:table-cell office:value-type="float" office:value="0.0177944813200347">
                <text:p>0.0177944813200347</text:p>
                <draw:g>
                  <svg:desc>Insert.I2:Insert.I4</svg:desc>
                </draw:g>
              </table:table-cell>
              <table:table-cell office:value-type="float" office:value="0.019470383787963">
                <text:p>0.019470383787963</text:p>
                <draw:g>
                  <svg:desc>Insert.J2:Insert.J4</svg:desc>
                </draw:g>
              </table:table-cell>
              <table:table-cell office:value-type="float" office:value="0.0189267239199653">
                <text:p>0.0189267239199653</text:p>
                <draw:g>
                  <svg:desc>Insert.K2:Insert.K4</svg:desc>
                </draw:g>
              </table:table-cell>
              <table:table-cell office:value-type="float" office:value="0.018396956400081">
                <text:p>0.018396956400081</text:p>
                <draw:g>
                  <svg:desc>Insert.L2:Insert.L4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0.0356313090239468">
                <text:p>0.0356313090239468</text:p>
              </table:table-cell>
              <table:table-cell office:value-type="float" office:value="0.038479974392662">
                <text:p>0.038479974392662</text:p>
              </table:table-cell>
              <table:table-cell office:value-type="float" office:value="0.0376804141962731">
                <text:p>0.0376804141962731</text:p>
              </table:table-cell>
              <table:table-cell office:value-type="float" office:value="0.036370174525787">
                <text:p>0.036370174525787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0.0728320007880208">
                <text:p>0.0728320007880208</text:p>
              </table:table-cell>
              <table:table-cell office:value-type="float" office:value="0.0828411879933565">
                <text:p>0.0828411879933565</text:p>
              </table:table-cell>
              <table:table-cell office:value-type="float" office:value="0.0742684189785417">
                <text:p>0.0742684189785417</text:p>
              </table:table-cell>
              <table:table-cell office:value-type="float" office:value="0.0721784251804398">
                <text:p>0.0721784251804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